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mpleBeanDefinitionParser.postProcess( BeanDefinitionBuilder beanDefinition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imple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impleBeanDefinitionParser.isEligibleAttribute( Attr attribute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impleBeanDefinitionParser.extractPropertyNam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mpleBeanDefinitionParser.isEligible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